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Lizzy,</text:p>
      <text:p text:style-name="Standard">I want to take a minute to thank you for allowing AJ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and the kids. If any of the training and/or weekend put stress or strain on your family,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AJ was a huge part of this because he's always the most inclusive and encouraging person in our group.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AJ wasn't able compete with us, but collectively our team lost more than 100 pounds over the last six months of running. I know first-hand the positive effect this can have on our attitudes and energy levels to put towards things that are important to us and so I hope you see this from AJ. It takes so long to develop healthy habits and it takes just a couple weeks to revert all the way back to where we were, so my hope is that we continue some of the routines that have gotten us to this point. Since the race is over and we don't have a common goal to work towards, I'm hoping to enlist you to encourage and support AJ through recovery so that an active, healthy lifestyle remains his routine, albeit with fewer sacrifices to your family. <text:s/></text:p>
      <text:p text:style-name="Standard"/>
      <text:p text:style-name="Standard">I also hope that AJ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23:16.92</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421" meta:character-count="2235"/>
  </office:meta>
</office:document-meta>
</file>